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7.802in"/>
    </style:style>
    <style:style style:name="co6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4.36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et</text:p>
          </table:table-cell>
          <table:table-cell office:value-type="string">
            <text:p>Submitter</text:p>
          </table:table-cell>
          <table:table-cell office:value-type="string">
            <text:p>Species</text:p>
          </table:table-cell>
          <table:table-cell office:value-type="string">
            <text:p>Breed</text:p>
          </table:table-cell>
          <table:table-cell office:value-type="string">
            <text:p>Pet Description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submission date</text:p>
          </table:table-cell>
          <table:table-cell office:value-type="string">
            <text:p>vaccinations</text:p>
          </table:table-cell>
        </table:table-row>
        <table:table-row table:style-name="ro1">
          <table:table-cell office:value-type="string">
            <text:p>Pepe</text:p>
          </table:table-cell>
          <table:table-cell office:value-type="string">
            <text:p>Reggie Tupp</text:p>
          </table:table-cell>
          <table:table-cell office:value-type="string">
            <text:p>Rabbit</text:p>
          </table:table-cell>
          <table:table-cell office:value-type="string">
            <text:p>Cinnamon rabbit</text:p>
          </table:table-cell>
          <table:table-cell office:value-type="string">
            <text:p>Six-month-old Pepe is very active and is always keeping us on our toes.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11/28/2016 13:30</text:p>
          </table:table-cell>
          <table:table-cell/>
        </table:table-row>
        <table:table-row table:style-name="ro1">
          <table:table-cell office:value-type="string">
            <text:p>Scooter</text:p>
          </table:table-cell>
          <table:table-cell office:value-type="string">
            <text:p>Zachary Heilyn</text:p>
          </table:table-cell>
          <table:table-cell office:value-type="string">
            <text:p>Hedgehog</text:p>
          </table:table-cell>
          <table:table-cell office:value-type="string">
            <text:p>White-bellied</text:p>
          </table:table-cell>
          <table:table-cell office:value-type="string">
            <text:p>You have to keep an eye on Scooter because he will climb walls to escape his habitat.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11/28/2016 14:45</text:p>
          </table:table-cell>
          <table:table-cell/>
        </table:table-row>
        <table:table-row table:style-name="ro1">
          <table:table-cell office:value-type="string">
            <text:p>Zera</text:p>
          </table:table-cell>
          <table:table-cell office:value-type="string">
            <text:p>Austin Finnagan</text:p>
          </table:table-cell>
          <table:table-cell office:value-type="string">
            <text:p>Iguana</text:p>
          </table:table-cell>
          <table:table-cell office:value-type="string">
            <text:p>Cayman brac iguana</text:p>
          </table:table-cell>
          <table:table-cell office:value-type="string">
            <text:p>This iguana is on the endangered species list, and is thriving well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11/29/2016 13:15</text:p>
          </table:table-cell>
          <table:table-cell/>
        </table:table-row>
        <table:table-row table:style-name="ro1">
          <table:table-cell office:value-type="string">
            <text:p>Oddball</text:p>
          </table:table-cell>
          <table:table-cell office:value-type="string">
            <text:p>Howie Cadell</text:p>
          </table:table-cell>
          <table:table-cell office:value-type="string">
            <text:p>Guinea pig</text:p>
          </table:table-cell>
          <table:table-cell office:value-type="string">
            <text:p>American guinea pig</text:p>
          </table:table-cell>
          <table:table-cell office:value-type="string">
            <text:p>Oddball was the runt of his litter and has some breathing problems but is thriving well.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11/29/2016 10:00</text:p>
          </table:table-cell>
          <table:table-cell/>
        </table:table-row>
        <table:table-row table:style-name="ro1">
          <table:table-cell office:value-type="string">
            <text:p>Chyna</text:p>
          </table:table-cell>
          <table:table-cell office:value-type="string">
            <text:p>Sandie Gobnet</text:p>
          </table:table-cell>
          <table:table-cell office:value-type="string">
            <text:p>Turtle</text:p>
          </table:table-cell>
          <table:table-cell office:value-type="string">
            <text:p>Terrapin</text:p>
          </table:table-cell>
          <table:table-cell office:value-type="string">
            <text:p>Chyna got her name because she’s a gentle 13-year-old turtle with a tough shell.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string">
            <text:p>11/29/2016 14:30</text:p>
          </table:table-cell>
          <table:table-cell/>
        </table:table-row>
        <table:table-row table:style-name="ro1">
          <table:table-cell office:value-type="string">
            <text:p>Rio</text:p>
          </table:table-cell>
          <table:table-cell office:value-type="string">
            <text:p>Philip Ransu</text:p>
          </table:table-cell>
          <table:table-cell office:value-type="string">
            <text:p>Dog</text:p>
          </table:table-cell>
          <table:table-cell office:value-type="string">
            <text:p>French bulldog</text:p>
          </table:table-cell>
          <table:table-cell office:value-type="string">
            <text:p>Rio, the 5-year-old bulldog, loves to play ball with his best dog friend, Rudy.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11/28/2016 10:15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Nadalee</text:p>
          </table:table-cell>
          <table:table-cell office:value-type="string">
            <text:p>Krystle Valerija</text:p>
          </table:table-cell>
          <table:table-cell office:value-type="string">
            <text:p>Dog</text:p>
          </table:table-cell>
          <table:table-cell office:value-type="string">
            <text:p>Chihuahua</text:p>
          </table:table-cell>
          <table:table-cell office:value-type="string">
            <text:p>Nadalee is a 7-year-old long hair Chihuahua with a very pleasant, laid back, temperament.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11/28/2016 16:0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Scout</text:p>
          </table:table-cell>
          <table:table-cell office:value-type="string">
            <text:p>Nicolette Bardeau</text:p>
          </table:table-cell>
          <table:table-cell office:value-type="string">
            <text:p>Dog</text:p>
          </table:table-cell>
          <table:table-cell office:value-type="string">
            <text:p>Jack Russell terrier</text:p>
          </table:table-cell>
          <table:table-cell office:value-type="string">
            <text:p>Scout suffers from separation anxiety from his former owner but finds comfort in his crate with his favorite toy.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11/28/2016 09:0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Wesley</text:p>
          </table:table-cell>
          <table:table-cell office:value-type="string">
            <text:p>Nathan Cayden</text:p>
          </table:table-cell>
          <table:table-cell office:value-type="string">
            <text:p>Dog</text:p>
          </table:table-cell>
          <table:table-cell office:value-type="string">
            <text:p>Mixed breed</text:p>
          </table:table-cell>
          <table:table-cell office:value-type="string">
            <text:p>At 8 years old there isn’t anything Wesley can’t do, he’s very healthy and full of energy!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11/29/2016 16:0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Pax</text:p>
          </table:table-cell>
          <table:table-cell office:value-type="string">
            <text:p>Sarah Greer</text:p>
          </table:table-cell>
          <table:table-cell office:value-type="string">
            <text:p>Dog</text:p>
          </table:table-cell>
          <table:table-cell office:value-type="string">
            <text:p>Mixed breed</text:p>
          </table:table-cell>
          <table:table-cell office:value-type="string">
            <text:p>Pax is a senior dog and is suffering from arthritic conditions, but doing well for his age.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11/29/2016 08:3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Sami</text:p>
          </table:table-cell>
          <table:table-cell office:value-type="string">
            <text:p>Maggie Rickland</text:p>
          </table:table-cell>
          <table:table-cell office:value-type="string">
            <text:p>Dog</text:p>
          </table:table-cell>
          <table:table-cell office:value-type="string">
            <text:p>Dalmation</text:p>
          </table:table-cell>
          <table:table-cell office:value-type="string">
            <text:p>Sami is a very happy go lucky 1-year-old Dalmatian that loves to play.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12/1/2016 13:0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Casper</text:p>
          </table:table-cell>
          <table:table-cell office:value-type="string">
            <text:p>Dalania Devitto</text:p>
          </table:table-cell>
          <table:table-cell office:value-type="string">
            <text:p>Dog</text:p>
          </table:table-cell>
          <table:table-cell office:value-type="string">
            <text:p>Bichon frise</text:p>
          </table:table-cell>
          <table:table-cell office:value-type="string">
            <text:p>Four-year-old Casper was rescued from a breeder when he was 2, and his owner takes great care in giving him a good life.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12/1/2016 11:3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Tibbs</text:p>
          </table:table-cell>
          <table:table-cell office:value-type="string">
            <text:p>Shad Cayden</text:p>
          </table:table-cell>
          <table:table-cell office:value-type="string">
            <text:p>Dog</text:p>
          </table:table-cell>
          <table:table-cell office:value-type="string">
            <text:p>Dachshund</text:p>
          </table:table-cell>
          <table:table-cell office:value-type="string">
            <text:p>Tibbs suffers from a spinal condition that can cause immobilization and his owner has to watch his activity levels.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12/1/2016 8:45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Stich</text:p>
          </table:table-cell>
          <table:table-cell office:value-type="string">
            <text:p>Dennis Nicholback</text:p>
          </table:table-cell>
          <table:table-cell office:value-type="string">
            <text:p>Dog</text:p>
          </table:table-cell>
          <table:table-cell office:value-type="string">
            <text:p>English pointer</text:p>
          </table:table-cell>
          <table:table-cell office:value-type="string">
            <text:p>Four-year-old Stich was born with a birth defect that required surgery at 6 weeks of age.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12/2/2016 13:30</text:p>
          </table:table-cell>
          <table:table-cell office:value-type="string">
            <text:p>Canine Parvo| Canine Distemper| Canine Rabies| Canine Leptospira</text:p>
          </table:table-cell>
        </table:table-row>
        <table:table-row table:style-name="ro1">
          <table:table-cell office:value-type="string">
            <text:p>Fluffy</text:p>
          </table:table-cell>
          <table:table-cell office:value-type="string">
            <text:p>Tracy Westbay</text:p>
          </table:table-cell>
          <table:table-cell office:value-type="string">
            <text:p>Cat</text:p>
          </table:table-cell>
          <table:table-cell office:value-type="string">
            <text:p>Domestic longhair</text:p>
          </table:table-cell>
          <table:table-cell office:value-type="string">
            <text:p>Fluffy is a very fluffy 3-year-old cat, who loves watching cat videos and trying to recreate them.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11/29/2016 11:45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Squiggles</text:p>
          </table:table-cell>
          <table:table-cell office:value-type="string">
            <text:p>Madisyn Roope</text:p>
          </table:table-cell>
          <table:table-cell office:value-type="string">
            <text:p>Cat</text:p>
          </table:table-cell>
          <table:table-cell office:value-type="string">
            <text:p>Orange tabby cat</text:p>
          </table:table-cell>
          <table:table-cell office:value-type="string">
            <text:p>Squiggles was a feral rescue that is now kept as an indoor/outdoor cat, but prefers to be outside.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11/30/2016 10:15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Lucky</text:p>
          </table:table-cell>
          <table:table-cell office:value-type="string">
            <text:p>Lisa Choy-Wu</text:p>
          </table:table-cell>
          <table:table-cell office:value-type="string">
            <text:p>Cat</text:p>
          </table:table-cell>
          <table:table-cell office:value-type="string">
            <text:p>Tortoiseshell cat</text:p>
          </table:table-cell>
          <table:table-cell office:value-type="string">
            <text:p>One-year-old Lucky suffers from a rare heart condition, but has been able to live a relatively normal life.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11/30/2016 11:30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Bailey</text:p>
          </table:table-cell>
          <table:table-cell office:value-type="string">
            <text:p>Leslie Richardson</text:p>
          </table:table-cell>
          <table:table-cell office:value-type="string">
            <text:p>Cat</text:p>
          </table:table-cell>
          <table:table-cell office:value-type="string">
            <text:p>Persian</text:p>
          </table:table-cell>
          <table:table-cell office:value-type="string">
            <text:p>Bailey is a 3-year-old female Persian cat that was adopted by her owner as a baby.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11/30/2016 14:30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Kiko</text:p>
          </table:table-cell>
          <table:table-cell office:value-type="string">
            <text:p>Kathlyn Zlata</text:p>
          </table:table-cell>
          <table:table-cell office:value-type="string">
            <text:p>Cat</text:p>
          </table:table-cell>
          <table:table-cell office:value-type="string">
            <text:p>Tabby cat</text:p>
          </table:table-cell>
          <table:table-cell office:value-type="string">
            <text:p>Kiko is a very shy 8-year-old cat that was found as a baby under a refrigerator by her mommy.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11/30/2016 15:45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Shadow</text:p>
          </table:table-cell>
          <table:table-cell office:value-type="string">
            <text:p>Audry Topsy</text:p>
          </table:table-cell>
          <table:table-cell office:value-type="string">
            <text:p>Cat</text:p>
          </table:table-cell>
          <table:table-cell office:value-type="string">
            <text:p>Bombay</text:p>
          </table:table-cell>
          <table:table-cell office:value-type="string">
            <text:p>Shadow is a 5-year-old cat that gains weight very easily and has to be kept on a special diet.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12/2/2016 10:15</text:p>
          </table:table-cell>
          <table:table-cell office:value-type="string">
            <text:p>Feline Herpes Virus 1| Feline Rabies| Feline Leukemia</text:p>
          </table:table-cell>
        </table:table-row>
        <table:table-row table:style-name="ro1">
          <table:table-cell office:value-type="string">
            <text:p>Felix</text:p>
          </table:table-cell>
          <table:table-cell office:value-type="string">
            <text:p>Francine Benet</text:p>
          </table:table-cell>
          <table:table-cell office:value-type="string">
            <text:p>Iguana</text:p>
          </table:table-cell>
          <table:table-cell office:value-type="string">
            <text:p>Green iguana</text:p>
          </table:table-cell>
          <table:table-cell office:value-type="string">
            <text:p>Felix is a sly little 6-year-old iguana that is always getting into trouble and keeps his mom on her toes.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11/30/2016 9:00</text:p>
          </table:table-cell>
          <table:table-cell/>
        </table:table-row>
        <table:table-row table:style-name="ro1">
          <table:table-cell office:value-type="string">
            <text:p>Cosmo</text:p>
          </table:table-cell>
          <table:table-cell office:value-type="string">
            <text:p>Jennifer Dawson</text:p>
          </table:table-cell>
          <table:table-cell office:value-type="string">
            <text:p>Bird</text:p>
          </table:table-cell>
          <table:table-cell office:value-type="string">
            <text:p>Parrot</text:p>
          </table:table-cell>
          <table:table-cell office:value-type="string">
            <text:p>Cosmo is possibly the happiest parrot that lived, and loves to sing Happy Birthday to anyone that will listen.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12/1/2016 10:00</text:p>
          </table:table-cell>
          <table:table-cell/>
        </table:table-row>
        <table:table-row table:style-name="ro1">
          <table:table-cell office:value-type="string">
            <text:p>Chip</text:p>
          </table:table-cell>
          <table:table-cell office:value-type="string">
            <text:p>Jason Hemlock</text:p>
          </table:table-cell>
          <table:table-cell office:value-type="string">
            <text:p>Fish</text:p>
          </table:table-cell>
          <table:table-cell office:value-type="string">
            <text:p>Cichild</text:p>
          </table:table-cell>
          <table:table-cell office:value-type="string">
            <text:p>Chip is a vivacious 5-year-old African Cichlid with a bit of a temper towards other fish.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12/1/2016 15:15</text:p>
          </table:table-cell>
          <table:table-cell/>
        </table:table-row>
        <table:table-row table:style-name="ro1">
          <table:table-cell office:value-type="string">
            <text:p>Nugget</text:p>
          </table:table-cell>
          <table:table-cell office:value-type="string">
            <text:p>Darla Branson</text:p>
          </table:table-cell>
          <table:table-cell office:value-type="string">
            <text:p>Hamster</text:p>
          </table:table-cell>
          <table:table-cell office:value-type="string">
            <text:p>Golden hamster</text:p>
          </table:table-cell>
          <table:table-cell office:value-type="string">
            <text:p>Nugget’s got his name because his owner’s daughter though he looked like a golden nugget when he was a baby.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12/2/2016 15: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17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0"/>
    <meta:generator>OpenOffice/4.1.6$Win32 OpenOffice.org_project/416m1$Build-9790</meta:generator>
  </office:meta>
</office:document-meta>
</file>